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3ab8" officeooo:paragraph-rsid="00003ab8"/>
    </style:style>
    <style:style style:name="P2" style:family="paragraph" style:parent-style-name="Standard">
      <style:text-properties officeooo:rsid="00020c08" officeooo:paragraph-rsid="00020c08"/>
    </style:style>
    <style:style style:name="P3" style:family="paragraph" style:parent-style-name="Standard">
      <style:text-properties officeooo:rsid="0004bddc" officeooo:paragraph-rsid="0004bddc"/>
    </style:style>
    <style:style style:name="P4" style:family="paragraph" style:parent-style-name="Standard">
      <style:text-properties style:font-name="Liberation Serif" fo:font-weight="normal" officeooo:rsid="00003ab8" officeooo:paragraph-rsid="00003ab8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02c32c" officeooo:paragraph-rsid="00020c08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02c32c" officeooo:paragraph-rsid="0002c32c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04bddc" officeooo:paragraph-rsid="0004bddc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07e315" officeooo:paragraph-rsid="00003ab8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07e315" officeooo:paragraph-rsid="0007e315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09930d" officeooo:paragraph-rsid="0009930d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0b74ea" officeooo:paragraph-rsid="000b74ea" style:font-weight-asian="normal" style:font-weight-complex="normal"/>
    </style:style>
    <style:style style:name="P12" style:family="paragraph" style:parent-style-name="Standard">
      <style:text-properties style:font-name="Liberation Serif" fo:font-weight="bold" officeooo:rsid="0007e315" officeooo:paragraph-rsid="0007e315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09930d" officeooo:paragraph-rsid="0009930d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073844" officeooo:paragraph-rsid="00073844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0b74ea" officeooo:paragraph-rsid="000b74ea" style:font-weight-asian="bold" style:font-weight-complex="bold"/>
    </style:style>
    <style:style style:name="P16" style:family="paragraph" style:parent-style-name="Standard">
      <style:text-properties style:font-name="Liberation Serif" fo:font-weight="bold" officeooo:rsid="000b74ea" officeooo:paragraph-rsid="00102fb2" style:font-weight-asian="bold" style:font-weight-complex="bold"/>
    </style:style>
    <style:style style:name="P17" style:family="paragraph" style:parent-style-name="Standard">
      <style:text-properties style:font-name="Liberation Serif" fo:font-weight="bold" officeooo:rsid="000b9bc6" officeooo:paragraph-rsid="000b9bc6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0d9784" officeooo:paragraph-rsid="000d9784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0e519b" officeooo:paragraph-rsid="000e519b" style:font-weight-asian="bold" style:font-weight-complex="bold"/>
    </style:style>
    <style:style style:name="P20" style:family="paragraph" style:parent-style-name="Standard">
      <style:text-properties style:font-name="Liberation Serif" fo:font-weight="bold" officeooo:rsid="00121c2d" officeooo:paragraph-rsid="00121c2d" style:font-weight-asian="bold" style:font-weight-complex="bold"/>
    </style:style>
    <style:style style:name="P21" style:family="paragraph" style:parent-style-name="Standard">
      <style:text-properties style:font-name="Liberation Serif" fo:font-weight="bold" officeooo:rsid="00130ca5" officeooo:paragraph-rsid="00130ca5" style:font-weight-asian="bold" style:font-weight-complex="bold"/>
    </style:style>
    <style:style style:name="P22" style:family="paragraph" style:parent-style-name="Standard">
      <style:text-properties style:font-name="Liberation Serif" fo:font-weight="bold" officeooo:rsid="0013b3ad" officeooo:paragraph-rsid="0013b3ad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145aad" officeooo:paragraph-rsid="00145aad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1576fb" officeooo:paragraph-rsid="001576fb" style:font-weight-asian="bold" style:font-weight-complex="bold"/>
    </style:style>
    <style:style style:name="P25" style:family="paragraph" style:parent-style-name="Standard">
      <style:text-properties style:font-name="Liberation Mono" fo:font-weight="normal" officeooo:rsid="00003ab8" officeooo:paragraph-rsid="00003ab8" style:font-weight-asian="normal" style:font-weight-complex="normal"/>
    </style:style>
    <style:style style:name="P26" style:family="paragraph" style:parent-style-name="Standard">
      <style:text-properties officeooo:rsid="001b114b" officeooo:paragraph-rsid="001b114b"/>
    </style:style>
    <style:style style:name="P27" style:family="paragraph" style:parent-style-name="Standard">
      <style:text-properties fo:font-weight="bold" officeooo:rsid="001b114b" officeooo:paragraph-rsid="001b114b" style:font-weight-asian="bold" style:font-weight-complex="bold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weight="normal" officeooo:rsid="0002c32c" style:font-weight-asian="normal" style:font-weight-complex="normal"/>
    </style:style>
    <style:style style:name="T4" style:family="text">
      <style:text-properties style:font-name="Liberation Serif" fo:font-weight="normal" officeooo:rsid="0005cf50" style:font-weight-asian="normal" style:font-weight-complex="normal"/>
    </style:style>
    <style:style style:name="T5" style:family="text">
      <style:text-properties style:font-name="Liberation Mono" fo:font-weight="normal" style:font-weight-asian="normal" style:font-weight-complex="normal"/>
    </style:style>
    <style:style style:name="T6" style:family="text">
      <style:text-properties style:font-name="Liberation Mono" fo:font-weight="normal" officeooo:rsid="0002c32c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20c1" style:font-weight-asian="normal" style:font-weight-complex="normal"/>
    </style:style>
    <style:style style:name="T9" style:family="text">
      <style:text-properties fo:font-weight="normal" officeooo:rsid="001821a6" style:font-weight-asian="normal" style:font-weight-complex="normal"/>
    </style:style>
    <style:style style:name="T10" style:family="text">
      <style:text-properties fo:font-weight="normal" officeooo:rsid="0018c74a" style:font-weight-asian="normal" style:font-weight-complex="normal"/>
    </style:style>
    <style:style style:name="T11" style:family="text">
      <style:text-properties officeooo:rsid="00080fc8"/>
    </style:style>
    <style:style style:name="T12" style:family="text">
      <style:text-properties officeooo:rsid="000d9784"/>
    </style:style>
    <style:style style:name="T13" style:family="text">
      <style:text-properties officeooo:rsid="0018c74a"/>
    </style:style>
    <style:style style:name="T14" style:family="text">
      <style:text-properties officeooo:rsid="00195f5b"/>
    </style:style>
    <style:style style:name="T15" style:family="text">
      <style:text-properties officeooo:rsid="00198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NAME: Bowei Zhao</text:p>
      <text:p text:style-name="P26"/>
      <text:p text:style-name="P1">In class activity: September 16</text:p>
      <text:p text:style-name="P1"/>
      <text:p text:style-name="P1">Using just the command line do the follow tasks.</text:p>
      <text:p text:style-name="P1"/>
      <text:p text:style-name="P1">1. Create a directory in your home directory call <text:span text:style-name="T5">projects</text:span><text:span text:style-name="T1">. </text:span><text:span text:style-name="T2">In the </text:span><text:span text:style-name="T5">projects</text:span><text:span text:style-name="T2"> directory create nine empty files that are named </text:span><text:span text:style-name="T5">house1, house2, house3, house4, house5, house6, house7, house8, house9</text:span><text:span text:style-name="T2">. <text:s/>Assuming there are lots of files in that directory, come up with a single argument to </text:span><text:span text:style-name="T5">ls</text:span><text:span text:style-name="T2"> that would list just those nine files.</text:span></text:p>
      <text:p text:style-name="P4"/>
      <text:p text:style-name="P4">What command did you use to create those nine files? <text:s/>Can you create them with 1 command? (It is possible).</text:p>
      <text:p text:style-name="P4"/>
      <text:p text:style-name="P14">Sudo touch house{1..9}</text:p>
      <text:p text:style-name="P4"/>
      <text:p text:style-name="P4">What command did you use to list just those nine files?</text:p>
      <text:p text:style-name="P14"><text:span text:style-name="T15">Sudo </text:span>Ls *house*</text:p>
      <text:p text:style-name="P4"/>
      <text:p text:style-name="P1"><text:span text:style-name="T2">2. Make the </text:span><text:span text:style-name="T5">$HOME/projects/houses/doors</text:span><text:span text:style-name="T2"> directory path. <text:s/>Create the following empty files within this directory path (try using absolute and relative paths from your home directory):</text:span></text:p>
      <text:p text:style-name="P8"/>
      <text:p text:style-name="P25">$HOME/projects/houses/bungalow.txt</text:p>
      <text:p text:style-name="P25">$HOME/projects/houses/doors/bifold.txt</text:p>
      <text:p text:style-name="P25">$HOME/projects/outdoors/vegatation/landscape.txt</text:p>
      <text:p text:style-name="P4"/>
      <text:p text:style-name="P4">What command(s) did you use to create the files above?</text:p>
      <text:p text:style-name="P12">Sudo touch 'home/projects/houses/bungalow.txt'</text:p>
      <text:p text:style-name="P12">sudo touch 'home/projects/houses/doors/bifold.txt'</text:p>
      <text:p text:style-name="P12">sudo mkdir -p outdoors/vegetation</text:p>
      <text:p text:style-name="P12">sudo touch 'home/projects/outdoors/veg<text:span text:style-name="T11">a</text:span>tation/landscape.txt'</text:p>
      <text:p text:style-name="P10"/>
      <text:p text:style-name="P9"/>
      <text:p text:style-name="P1"><text:span text:style-name="T2">3. Copy the files </text:span><text:span text:style-name="T5">house1</text:span><text:span text:style-name="T2"> and </text:span><text:span text:style-name="T5">house5</text:span><text:span text:style-name="T2"> to the </text:span><text:span text:style-name="T5">$HOME/projects/houses</text:span><text:span text:style-name="T2"> directory.</text:span></text:p>
      <text:p text:style-name="P4"/>
      <text:p text:style-name="P4">What command did you use?</text:p>
      <text:p text:style-name="P13">Sudo cp -b /home/projects/{house1,house<text:span text:style-name="T12">5</text:span>} /home/projects/houses</text:p>
      <text:p text:style-name="P4"/>
      <text:p text:style-name="P1"><text:span text:style-name="T2">4. Recursively copy the</text:span><text:span text:style-name="T5"> /usr/share/doc/initscripts*</text:span><text:span text:style-name="T2"> directory to the </text:span><text:span text:style-name="T5">$HOME/projects</text:span><text:span text:style-name="T2"> directory. Maintain the current date/time stamps and permissions.</text:span></text:p>
      <text:p text:style-name="P4"/>
      <text:p text:style-name="P4">You know I want to know the command you used. <text:s/>What is it?</text:p>
      <text:p text:style-name="P16">sudo cp -R /usr/share/doc/initscripts* /home/projects</text:p>
      <text:p text:style-name="P4"/>
      <text:p text:style-name="P2"><text:span text:style-name="T2">5. </text:span><text:span text:style-name="T3">Recursively list the contents of the </text:span><text:span text:style-name="T6">$HOME/projects</text:span><text:span text:style-name="T3"> directory. Pipe the output to the </text:span><text:span text:style-name="T6">less</text:span><text:span text:style-name="T3"> command so you can page through the results.</text:span></text:p>
      <text:p text:style-name="P5"/>
      <text:p text:style-name="P6">What is the command?</text:p>
      <text:p text:style-name="P20"><text:soft-page-break/><text:span text:style-name="T14">Sudo </text:span>Ls -C | less</text:p>
      <text:p text:style-name="P15"/>
      <text:p text:style-name="P11"/>
      <text:p text:style-name="P3"><text:span text:style-name="T2">6. Remove the files </text:span><text:span text:style-name="T5">house6, house7 and house8</text:span><text:span text:style-name="T2"> without being prompted.</text:span></text:p>
      <text:p text:style-name="P7"/>
      <text:p text:style-name="P7">What did you do?</text:p>
      <text:p text:style-name="P17">Sudo rm {house6,house7,house8}</text:p>
      <text:p text:style-name="P7"/>
      <text:p text:style-name="P3"><text:span text:style-name="T2">7. Move </text:span><text:span text:style-name="T5">house3</text:span><text:span text:style-name="T2"> and </text:span><text:span text:style-name="T5">house4</text:span><text:span text:style-name="T2"> to the </text:span><text:span text:style-name="T5">$HOME/projects/doors</text:span><text:span text:style-name="T2"> directory.</text:span></text:p>
      <text:p text:style-name="P7"/>
      <text:p text:style-name="P7">Yup, tell me what you did to make that happen.</text:p>
      <text:p text:style-name="P7"/>
      <text:p text:style-name="P18">Sudo mv {house3,house4} /home/projects/houses/doors</text:p>
      <text:p text:style-name="P7"/>
      <text:p text:style-name="P3"><text:span text:style-name="T2">8. Remove the </text:span><text:span text:style-name="T5">$HOME/projects/doors</text:span><text:span text:style-name="T2"> directory and its contents.</text:span></text:p>
      <text:p text:style-name="P7">Tell me how you did it.</text:p>
      <text:p text:style-name="P7"/>
      <text:p text:style-name="P19">Sudo rm -rf /home/projects/houses/doors</text:p>
      <text:p text:style-name="P7"/>
      <text:p text:style-name="P3"><text:span text:style-name="T2">9. Change the permissions on the </text:span><text:span text:style-name="T5">$HOME/projects/house2</text:span><text:span text:style-name="T2"> file so it can be read and written by the user who owns the file, only read by the group and have no permission for others.</text:span></text:p>
      <text:p text:style-name="P7"/>
      <text:p text:style-name="P7">How did you make that happen?</text:p>
      <text:p text:style-name="P7"/>
      <text:p text:style-name="P21">Sudo chmod u+rw house2 <text:s text:c="3"/>//<text:span text:style-name="T8">using chmod to change directory or file permissions</text:span></text:p>
      <text:p text:style-name="P21">sudo chmod g+r house2<text:tab/>// <text:span text:style-name="T8">u+rw g+r and o-rw are done </text:span><text:span text:style-name="T9">separately</text:span><text:span text:style-name="T8"> </text:span></text:p>
      <text:p text:style-name="P21">sudo chmod o-rw house2</text:p>
      <text:p text:style-name="P24">sudo ls -l<text:tab/><text:tab/><text:tab/>// <text:span text:style-name="T8">check permissions of the files/directories</text:span></text:p>
      <text:p text:style-name="P22">sudo chown bowei house2 // <text:span text:style-name="T8">I made the files with sudo so 'bowei' wasn't a user. </text:span></text:p>
      <text:p text:style-name="P22"><text:span text:style-name="T8"><text:tab/><text:tab/><text:tab/> <text:s text:c="8"/>// I used chown to make me a 'user' to the permissions</text:span></text:p>
      <text:p text:style-name="P7"/>
      <text:p text:style-name="P3"><text:span text:style-name="T2">10. Recursively change the permissions of the </text:span><text:span text:style-name="T5">$HOME/projects</text:span><text:span text:style-name="T2"> directory so nobody has write permission to any files or directory beneath that point in the filesyst</text:span><text:span text:style-name="T4">e</text:span><text:span text:style-name="T2">m.</text:span></text:p>
      <text:p text:style-name="P7"/>
      <text:p text:style-name="P7">Last time, tell me what you did.</text:p>
      <text:p text:style-name="P7"/>
      <text:p text:style-name="P23">Sudo chmod -R ugo-w projects<text:tab/>//<text:span text:style-name="T7"> </text:span><text:span text:style-name="T10">chmod -R recursively edits files </text:span></text:p>
      <text:p text:style-name="P23"><text:span text:style-name="T10"><text:tab/><text:tab/><text:tab/><text:tab/><text:tab/>// ugo means user, group, others and -w takes away wri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5:02:43.072136755</meta:creation-date>
    <dc:date>2015-09-16T13:51:05.304504529</dc:date>
    <meta:editing-duration>PT5H28M42S</meta:editing-duration>
    <meta:editing-cycles>26</meta:editing-cycles>
    <meta:generator>LibreOffice/4.4.2.2$Linux_X86_64 LibreOffice_project/40m0$Build-2</meta:generator>
    <meta:document-statistic meta:table-count="0" meta:image-count="0" meta:object-count="0" meta:page-count="2" meta:paragraph-count="47" meta:word-count="464" meta:character-count="3060" meta:non-whitespace-character-count="2614"/>
  </office:meta>
</office:document-meta>
</file>